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25-01-0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24-01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23-01-0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21-01-05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20-02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9-01-0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8-01-0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6-01-03 17:0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5-01-03 19:1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4-01-03 19:0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3-01-03 20:0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2-01-04 17:19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1-01-04 18:0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0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10-01-03 18:4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09-01-05 19:3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1001013919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